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18122c" style:font-size-asian="12pt" style:font-size-complex="12pt"/>
    </style:style>
    <style:style style:name="P3" style:family="paragraph" style:parent-style-name="Standard">
      <style:text-properties style:font-name="Times New Roman" fo:font-size="12pt" style:text-underline-style="none" style:font-size-asian="12pt" style:font-size-complex="12pt"/>
    </style:style>
    <style:style style:name="T1" style:family="text">
      <style:text-properties officeooo:rsid="0018122c"/>
    </style:style>
    <style:style style:name="T2" style:family="text">
      <style:text-properties style:text-underline-style="solid" style:text-underline-width="auto" style:text-underline-color="font-color" officeooo:rsid="0018122c"/>
    </style:style>
    <style:style style:name="T3" style:family="text">
      <style:text-properties style:text-underline-style="none" officeooo:rsid="0018122c"/>
    </style:style>
    <style:style style:name="T4" style:family="text">
      <style:text-properties style:font-name="Consolas" fo:font-size="10pt" style:font-size-asian="10pt" style:font-size-complex="10pt"/>
    </style:style>
    <style:style style:name="T5" style:family="text">
      <style:text-properties style:font-name="Consolas" fo:font-size="10pt" officeooo:rsid="0018122c" style:font-size-asian="10pt" style:font-size-complex="10pt"/>
    </style:style>
    <style:style style:name="T6" style:family="text">
      <style:text-properties style:font-name="Consolas" fo:font-size="10pt" style:text-underline-style="solid" style:text-underline-width="auto" style:text-underline-color="font-color" officeooo:rsid="0018122c" style:font-size-asian="10pt" style:font-size-complex="10pt"/>
    </style:style>
    <style:style style:name="T7" style:family="text">
      <style:text-properties style:font-name="Consolas" fo:font-size="10pt" style:text-underline-style="none" officeooo:rsid="0018122c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18122c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8122c" style:font-size-asian="10pt" style:font-size-complex="10pt"/>
    </style:style>
    <style:style style:name="T11" style:family="text">
      <style:text-properties fo:font-size="10pt" style:text-underline-style="none" officeooo:rsid="0018122c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(<text:span text:style-name="T2">ssn</text:span><text:span text:style-name="T3">, proofOfCitizenship</text:span><text:span text:style-name="T1">, stateID, email, name, phone, collegeDegree, sex, dob)</text:span></text:p>
      <text:p text:style-name="P1"/>
      <text:p text:style-name="P2">Employee<text:span text:style-name="T1">(</text:span><text:span text:style-name="T2">ssn</text:span><text:span text:style-name="T3">, proofOfCitizenship</text:span><text:span text:style-name="T1">, stateID, email, lName, fName, phone, collegeDegree, sex, dob, username, password, title)</text:span></text:p>
      <text:p text:style-name="P2"/>
      <text:p text:style-name="P2">Applicant<text:span text:style-name="T1">(</text:span><text:span text:style-name="T2">ssn</text:span><text:span text:style-name="T3">, proofOfCitizenship</text:span><text:span text:style-name="T1">, stateID, email, lName, fName, phone, collegeDegree, sex, dob, liabilityInsuranceProvider, titleProvider)</text:span></text:p>
      <text:p text:style-name="P1"/>
      <text:p text:style-name="P1">Loan<text:span text:style-name="T1">(</text:span><text:span text:style-name="T2">loanID</text:span><text:span text:style-name="T1">, purchasePrice, percentForConstruction, percentForPurchase, loanType, timeTable, constructionBudget)</text:span></text:p>
      <text:p text:style-name="P1"/>
      <text:p text:style-name="P1">Finances<text:span text:style-name="T1">(</text:span><text:span text:style-name="T2">w2Info</text:span><text:span text:style-name="T1">, jobTitle, creditScore, income, assets, hasBeenBankrupt, involvedInLawsuit)</text:span></text:p>
      <text:p text:style-name="P1"/>
      <text:p text:style-name="P1">Experience<text:span text:style-name="T1">(</text:span><text:span text:style-name="T2">experienceID</text:span><text:span text:style-name="T1">, activeProject, previousProject, contractorLicenseNum)</text:span></text:p>
      <text:p text:style-name="P1"/>
      <text:p text:style-name="P1">Property<text:span text:style-name="T1">(</text:span><text:span text:style-name="T2">address, aquisitionDate</text:span><text:span text:style-name="T1">, exitStrategy, renovationStage, currentValue, futureValue)</text:span></text:p>
      <text:p text:style-name="P1"/>
      <text:p text:style-name="P3">aquires<text:span text:style-name="T1">(ssn, loanID)</text:span></text:p>
      <text:p text:style-name="P1"/>
      <text:p text:style-name="P1">approvesOf<text:span text:style-name="T1">(ssn, loanID)</text:span></text:p>
      <text:p text:style-name="P1"/>
      <text:p text:style-name="P1">maintains<text:span text:style-name="T1">(ssn, w2Info)</text:span></text:p>
      <text:p text:style-name="P1"/>
      <text:p text:style-name="P1">possesses<text:span text:style-name="T1">(ssn, experienceID)</text:span></text:p>
      <text:p text:style-name="P1"/>
      <text:p text:style-name="P2">owns<text:span text:style-name="T1">(ssn, address, aquisitionDat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14:18:53.097187404</meta:creation-date>
    <dc:date>2020-02-29T14:30:06.167356352</dc:date>
    <meta:editing-duration>PT1M3S</meta:editing-duration>
    <meta:editing-cycles>1</meta:editing-cycles>
    <meta:document-statistic meta:table-count="0" meta:image-count="0" meta:object-count="0" meta:page-count="1" meta:paragraph-count="12" meta:word-count="69" meta:character-count="844" meta:non-whitespace-character-count="787"/>
    <meta:generator>LibreOffice/6.4.0.3$Linux_X86_64 LibreOffice_project/b0a288ab3d2d4774cb44b62f04d5d28733ac6df8</meta:generator>
  </office:meta>
</office:document-meta>
</file>